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ccff66" fo:border="0.06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wrap-option="wrap"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fo:padding="0.071cm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ext-properties style:font-name="Liberation Sans" fo:font-size="11pt" style:font-size-asian="11pt" style:font-size-complex="11pt"/>
    </style:style>
    <style:style style:name="ce19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51" table:default-cell-style-name="ce3"/>
        <table:table-column table:style-name="co6" table:number-columns-repeated="767" table:default-cell-style-name="ce18"/>
        <table:table-row table:style-name="ro1">
          <table:table-cell/>
          <table:table-cell table:style-name="ce1"/>
          <table:table-cell table:style-name="ce2" office:value-type="string" calcext:value-type="string">
            <text:p>Номенклатура — метизы, оцинкованные</text:p>
          </table:table-cell>
          <table:table-cell table:style-name="ce2" table:number-columns-repeated="1021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Для полного набора SibRap, версия 1.4</text:p>
          </table:table-cell>
          <table:table-cell table:style-name="ce2" table:number-columns-repeated="1021"/>
        </table:table-row>
        <table:table-row table:style-name="ro1">
          <table:table-cell/>
          <table:table-cell table:style-name="ce2" table:number-columns-repeated="1023"/>
        </table:table-row>
        <table:table-row table:style-name="ro1">
          <table:table-cell/>
          <table:table-cell table:style-name="ce2"/>
          <table:table-cell office:value-type="string" calcext:value-type="string">
            <text:p>Прим.: все винты с полукруглой головкой, если не указано другое</text:p>
          </table:table-cell>
          <table:table-cell table:style-name="ce2" table:number-columns-repeated="1021"/>
        </table:table-row>
        <table:table-row table:style-name="ro1">
          <table:table-cell/>
          <table:table-cell table:style-name="ce2" table:number-columns-repeated="102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Наименование</text:p>
          </table:table-cell>
          <table:table-cell table:style-name="ce6" office:value-type="string" calcext:value-type="string">
            <text:p>Размеры</text:p>
          </table:table-cell>
          <table:table-cell table:style-name="ce6" office:value-type="string" calcext:value-type="string">
            <text:p>Количество</text:p>
          </table:table-cell>
          <table:table-cell table:style-name="ce16"/>
          <table:table-cell table:style-name="ce2"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Винт</text:p>
          </table:table-cell>
          <table:table-cell table:style-name="ce4" office:value-type="string" calcext:value-type="string">
            <text:p>M8 x 3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Гайка с фланцем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Гайка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Шайба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Шайба кузовная</text:p>
          </table:table-cell>
          <table:table-cell table:style-name="ce4" office:value-type="string" calcext:value-type="string">
            <text:p>М8 х 3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 цил под шестигранный ключ</text:p>
          </table:table-cell>
          <table:table-cell table:style-name="ce4" office:value-type="string" calcext:value-type="string">
            <text:p>M5 x 2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 цил под шестигранный ключ</text:p>
          </table:table-cell>
          <table:table-cell table:style-name="ce4" office:value-type="string" calcext:value-type="string">
            <text:p>M5 x 3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 цил под шестигранный ключ</text:p>
          </table:table-cell>
          <table:table-cell table:style-name="ce4" office:value-type="string" calcext:value-type="string">
            <text:p>M5 x 3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</text:p>
          </table:table-cell>
          <table:table-cell table:style-name="ce4" office:value-type="string" calcext:value-type="string">
            <text:p>M5 x 5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</text:p>
          </table:table-cell>
          <table:table-cell table:style-name="ce4" office:value-type="string" calcext:value-type="string">
            <text:p>M5 x 6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Гайка с нейлоновой вставкой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Шайба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 крест с потайной головкой</text:p>
          </table:table-cell>
          <table:table-cell table:style-name="ce4" office:value-type="string" calcext:value-type="string">
            <text:p>M4 x 3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Гайка с нейлоновой вставкой</text:p>
          </table:table-cell>
          <table:table-cell table:style-name="ce4" office:value-type="string" calcext:value-type="string">
            <text:p>M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Гайка обычная</text:p>
          </table:table-cell>
          <table:table-cell table:style-name="ce4" office:value-type="string" calcext:value-type="string">
            <text:p>M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Шайба</text:p>
          </table:table-cell>
          <table:table-cell table:style-name="ce4" office:value-type="string" calcext:value-type="string">
            <text:p>M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</text:p>
          </table:table-cell>
          <table:table-cell table:style-name="ce4" office:value-type="string" calcext:value-type="string">
            <text:p>M3 x 12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</text:p>
          </table:table-cell>
          <table:table-cell table:style-name="ce4" office:value-type="string" calcext:value-type="string">
            <text:p>M3 x 1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</text:p>
          </table:table-cell>
          <table:table-cell table:style-name="ce4" office:value-type="string" calcext:value-type="string">
            <text:p>M3 x 2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</text:p>
          </table:table-cell>
          <table:table-cell table:style-name="ce4" office:value-type="string" calcext:value-type="string">
            <text:p>M3 x 2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, нержавейка</text:p>
          </table:table-cell>
          <table:table-cell table:style-name="ce4" office:value-type="string" calcext:value-type="string">
            <text:p>M3 x 3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</text:p>
          </table:table-cell>
          <table:table-cell table:style-name="ce4" office:value-type="string" calcext:value-type="string">
            <text:p>M3 x 4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</text:p>
          </table:table-cell>
          <table:table-cell table:style-name="ce4" office:value-type="string" calcext:value-type="string">
            <text:p>M3 x 5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Гайка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Шайба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Винт</text:p>
          </table:table-cell>
          <table:table-cell table:style-name="ce4" office:value-type="string" calcext:value-type="string">
            <text:p>M2 x 1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Гайка</text:p>
          </table:table-cell>
          <table:table-cell table:style-name="ce4" office:value-type="string" calcext:value-type="string">
            <text:p>M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1" table:number-rows-repeated="6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Расклад крепежа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1" table:number-columns-repeated="3"/>
          <table:table-cell table:style-name="ce11"/>
          <table:table-cell table:style-name="ce1"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Винты М8x30 с полукруглой головкой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Крепление подшипников ремня X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[.B47]*[.D47]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11"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Гайки М8 с фланцем: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репление шпилек к раме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[.B50]*[.D50]" office:value-type="float" office:value="16" calcext:value-type="float">
            <text:p>16</text:p>
          </table:table-cell>
          <table:table-cell table:style-name="ce1" table:number-columns-repeated="2"/>
          <table:table-cell table:style-name="ce17" table:number-columns-repeated="1017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Крепление ушек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[.B51]*[.D51]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Крепление подшипников Y и детали part13</text:p>
          </table:table-cell>
          <table:table-cell table:style-name="ce10" office:value-type="float" office:value="6" calcext:value-type="float">
            <text:p>6</text:p>
          </table:table-cell>
          <table:table-cell table:style-name="ce5" table:formula="of:=[.B52]*[.D52]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Крепление подшипников X к деталям part14, part15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[.B53]*[.D53]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ержатель катушки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[.B54]*[.D54]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1" table:number-columns-repeated="2"/>
          <table:table-cell table:style-name="ce12" office:value-type="string" calcext:value-type="string">
            <text:p>Итого</text:p>
          </table:table-cell>
          <table:table-cell table:style-name="ce1" table:formula="of:=SUM([.E50:.E54])" office:value-type="float" office:value="42" calcext:value-type="float">
            <text:p>42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Гайки М8 обычные:</text:p>
          </table:table-cell>
          <table:table-cell table:style-name="ce1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Крепление болта с канавкой (в барашек)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B57]*[.D57]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1" table:number-columns-repeated="2"/>
          <table:table-cell table:style-name="ce12" office:value-type="string" calcext:value-type="string">
            <text:p>Итого</text:p>
          </table:table-cell>
          <table:table-cell table:style-name="ce1" table:formula="of:=SUM([.E57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Шайбы обычные M8: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ля шкивов ремня Y</text:p>
          </table:table-cell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ля шкивов ремня X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ля большой шестерни на каретке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/>
          <table:table-cell table:style-name="ce1" table:formula="of:=SUM([.B60:.B62])" office:value-type="float" office:value="9" calcext:value-type="float">
            <text:p>9</text:p>
          </table:table-cell>
          <table:table-cell table:style-name="ce1" office:value-type="string" calcext:value-type="string">
            <text:p>Итого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Шайбы кузовные M8x30: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ля шкивов ремня Y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ля шкива ремня X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ля держателя катушки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/>
          <table:table-cell table:style-name="ce1" table:formula="of:=SUM([.B66:.B68])" office:value-type="float" office:value="8" calcext:value-type="float">
            <text:p>8</text:p>
          </table:table-cell>
          <table:table-cell table:style-name="ce1" office:value-type="string" calcext:value-type="string">
            <text:p>Итого</text:p>
          </table:table-cell>
          <table:table-cell table:style-name="ce12"/>
          <table:table-cell table:style-name="ce1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1" office:value-type="string" calcext:value-type="string">
            <text:p>Винты М5 с полукруглой головкой:</text:p>
          </table:table-cell>
          <table:table-cell table:style-name="ce12" office:value-type="string" calcext:value-type="string">
            <text:p>Длина, мм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борка рамы</text:p>
          </table:table-cell>
          <table:table-cell table:style-name="ce5" office:value-type="float" office:value="50" calcext:value-type="float">
            <text:p>50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борка рамы</text:p>
          </table:table-cell>
          <table:table-cell table:style-name="ce13" office:value-type="float" office:value="60" calcext:value-type="float">
            <text:p>6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" office:value-type="string" calcext:value-type="string">
            <text:p>Винты М5 с внутренним шестигранником:</text:p>
          </table:table-cell>
          <table:table-cell table:style-name="ce12" office:value-type="string" calcext:value-type="string">
            <text:p>Длина, мм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Держатель катушки, вентилятора</text:p>
          </table:table-cell>
          <table:table-cell table:style-name="ce13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репление направляющих Z</text:p>
          </table:table-cell>
          <table:table-cell table:style-name="ce10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репление направляющих Z</text:p>
          </table:table-cell>
          <table:table-cell table:style-name="ce10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Гайки M5 нейлон:</text:p>
          </table:table-cell>
          <table:table-cell table:style-name="ce1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борка рамы</text:p>
          </table:table-cell>
          <table:table-cell table:style-name="ce1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Крепление направляющих Z</text:p>
          </table:table-cell>
          <table:table-cell table:style-name="ce1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ержатель катушки, вентилятора</text:p>
          </table:table-cell>
          <table:table-cell table:style-name="ce1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1" table:formula="of:=SUM([.B81:.B83])" office:value-type="float" office:value="16" calcext:value-type="float">
            <text:p>16</text:p>
          </table:table-cell>
          <table:table-cell table:style-name="ce1" office:value-type="string" calcext:value-type="string">
            <text:p>Итого</text:p>
          </table:table-cell>
          <table:table-cell table:style-name="ce1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Шайбы М5:</text:p>
          </table:table-cell>
          <table:table-cell table:style-name="ce1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борка рамы</text:p>
          </table:table-cell>
          <table:table-cell table:style-name="ce1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репление направляющих Z</text:p>
          </table:table-cell>
          <table:table-cell table:style-name="ce1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ержатель катушки, вентилятора</text:p>
          </table:table-cell>
          <table:table-cell table:style-name="ce1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1" table:formula="of:=SUM([.B87:.B89])" office:value-type="float" office:value="12" calcext:value-type="float">
            <text:p>12</text:p>
          </table:table-cell>
          <table:table-cell table:style-name="ce1" office:value-type="string" calcext:value-type="string">
            <text:p>Итого</text:p>
          </table:table-cell>
          <table:table-cell table:style-name="ce1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Винты M4x35 потайная головка:</text:p>
          </table:table-cell>
          <table:table-cell table:style-name="ce1"/>
          <table:table-cell table:style-name="ce14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лощадка стола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Крепление вентилятора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1" table:formula="of:=SUM([.B93:.B94])" office:value-type="float" office:value="6" calcext:value-type="float">
            <text:p>6</text:p>
          </table:table-cell>
          <table:table-cell table:style-name="ce9" office:value-type="string" calcext:value-type="string">
            <text:p>Итого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Гайки М4: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лощадка стола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[.B98]*[.D98]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Крепление вентилятора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B99]*[.D99]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1" table:number-columns-repeated="2"/>
          <table:table-cell table:style-name="ce12" office:value-type="string" calcext:value-type="string">
            <text:p>Итого</text:p>
          </table:table-cell>
          <table:table-cell table:style-name="ce1" table:formula="of:=SUM([.E98:.E99])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Гайки М4 нейлон: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лощадка стола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[.B102]*[.D102]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1" table:number-columns-repeated="2"/>
          <table:table-cell table:style-name="ce12" office:value-type="string" calcext:value-type="string">
            <text:p>Итого</text:p>
          </table:table-cell>
          <table:table-cell table:style-name="ce1" table:formula="of:=SUM([.E102])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1" table:number-columns-repeated="6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Шайбы M4: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лощадка стола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[.B106]*[.D106]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Крепление вентилятора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B107]*[.D107]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1" table:number-columns-repeated="2"/>
          <table:table-cell table:style-name="ce12" office:value-type="string" calcext:value-type="string">
            <text:p>Итого</text:p>
          </table:table-cell>
          <table:table-cell table:style-name="ce1" table:formula="of:=SUM([.E106:.E107])" office:value-type="float" office:value="14" calcext:value-type="float">
            <text:p>1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" office:value-type="string" calcext:value-type="string">
            <text:p>Винты M3:</text:p>
          </table:table-cell>
          <table:table-cell table:style-name="ce14" office:value-type="string" calcext:value-type="string">
            <text:p>Длина, мм</text:p>
          </table:table-cell>
          <table:table-cell table:style-name="Default" table:number-columns-repeated="2"/>
          <table:table-cell table:style-name="ce1"/>
          <table:table-cell table:number-columns-repeated="101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репление мотора X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2"/>
          <table:table-cell table:style-name="ce1"/>
          <table:table-cell table:number-columns-repeated="101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репление мотора Y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2"/>
          <table:table-cell table:style-name="ce1"/>
          <table:table-cell table:number-columns-repeated="1017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Крепление моторов Z</text:p>
          </table:table-cell>
          <table:table-cell table:style-name="ce15" office:value-type="float" office:value="20" calcext:value-type="float">
            <text:p>20</text:p>
          </table:table-cell>
          <table:table-cell table:style-name="Default" table:number-columns-repeated="2"/>
          <table:table-cell table:style-name="ce1"/>
          <table:table-cell table:number-columns-repeated="101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репление мотора экструдера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2"/>
          <table:table-cell table:style-name="ce1"/>
          <table:table-cell table:number-columns-repeated="1017"/>
        </table:table-row>
        <table:table-row table:style-name="ro3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Крепление скобы к мотору экструдера</text:p>
          </table:table-cell>
          <table:table-cell table:style-name="ce15" office:value-type="string" calcext:value-type="string">
            <text:p>40/50 (зависит от мотора)</text:p>
          </table:table-cell>
          <table:table-cell table:style-name="ce14" office:value-type="string" calcext:value-type="string">
            <text:p>кладем оба варианта</text:p>
          </table:table-cell>
          <table:table-cell table:style-name="Default"/>
          <table:table-cell table:style-name="ce1"/>
          <table:table-cell table:number-columns-repeated="101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Крепление ремня X со стороны двигателя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2"/>
          <table:table-cell table:style-name="ce1"/>
          <table:table-cell table:number-columns-repeated="101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репление линейных подшипников в каретке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2"/>
          <table:table-cell table:style-name="ce1"/>
          <table:table-cell table:number-columns-repeated="101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Крепление ремня X со стороны головки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2"/>
          <table:table-cell table:style-name="ce1"/>
          <table:table-cell table:number-columns-repeated="1017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Крепление сопла к головке экструдера</text:p>
          </table:table-cell>
          <table:table-cell table:style-name="ce15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Крепление головки к каретке</text:p>
          </table:table-cell>
          <table:table-cell table:style-name="ce15" office:value-type="float" office:value="50" calcext:value-type="float">
            <text:p>50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рижим крышечки в головке экструдера</text:p>
          </table:table-cell>
          <table:table-cell table:style-name="ce15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репление направляющих X (упор)</text:p>
          </table:table-cell>
          <table:table-cell table:style-name="ce15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Крепление направляющих X (сжатие)</text:p>
          </table:table-cell>
          <table:table-cell table:style-name="ce15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Крепление ножек к площадке стола</text:p>
          </table:table-cell>
          <table:table-cell table:style-name="ce15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Крепление держателя концевых переключателей</text:p>
          </table:table-cell>
          <table:table-cell table:style-name="ce15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Крепление ремня Y к столу</text:p>
          </table:table-cell>
          <table:table-cell table:style-name="ce15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репление каретки XZ</text:p>
          </table:table-cell>
          <table:table-cell table:style-name="ce15" office:value-type="float" office:value="50" calcext:value-type="float">
            <text:p>50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Натяжитель ремня в столе</text:p>
          </table:table-cell>
          <table:table-cell table:style-name="ce15" office:value-type="float" office:value="40" calcext:value-type="float">
            <text:p>40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Крепление вентилятора</text:p>
          </table:table-cell>
          <table:table-cell table:style-name="ce15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/>
          <table:table-cell table:style-name="ce1" table:number-columns-repeated="6"/>
          <table:table-cell table:number-columns-repeated="101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Кол-во по длинам</text:p>
          </table:table-cell>
          <table:table-cell table:style-name="Default"/>
          <table:table-cell table:style-name="ce1" table:number-columns-repeated="3"/>
          <table:table-cell table:number-columns-repeated="1017"/>
        </table:table-row>
        <table:table-row table:style-name="ro1">
          <table:table-cell/>
          <table:table-cell table:style-name="ce5" table:formula="of:=[.B111]+[.B112]+[.B114]+[.B116]+[.B122]+[.B124]" office:value-type="float" office:value="33" calcext:value-type="float">
            <text:p>33</text:p>
          </table:table-cell>
          <table:table-cell table:style-name="ce5" office:value-type="float" office:value="12" calcext:value-type="float">
            <text:p>12</text:p>
          </table:table-cell>
          <table:table-cell table:style-name="Default"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table:formula="of:=[.B117]+[.B118]+[.B121]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Default"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table:formula="of:=[.B113]+[.B123]+[.B125]+[.B129]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Default"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table:formula="of:=[.B126]"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style-name="Default"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table:formula="of:=[.B119]" office:value-type="float" office:value="3" calcext:value-type="float">
            <text:p>3</text:p>
          </table:table-cell>
          <table:table-cell table:style-name="ce5" office:value-type="float" office:value="30" calcext:value-type="float">
            <text:p>30</text:p>
          </table:table-cell>
          <table:table-cell table:style-name="Default"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table:formula="of:=[.B115]+[.B128]" office:value-type="float" office:value="3" calcext:value-type="float">
            <text:p>3</text:p>
          </table:table-cell>
          <table:table-cell table:style-name="ce5" office:value-type="float" office:value="40" calcext:value-type="float">
            <text:p>40</text:p>
          </table:table-cell>
          <table:table-cell table:style-name="Default"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table:formula="of:=[.B115]+[.B120]+[.B127]"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style-name="Default"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Гайки М3: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репление линейных подшипников в каретке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Крепление ремня X со стороны головки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Крепление сопла к головке экструдера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Крепление головки к каретке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рижим крышечки в головке экструдера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Крепление направляющих X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Крепление ножек к площадке стола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Крепление держателя концевых переключателей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Крепление ремня Y к столу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репление каретки XZ</text:p>
          </table:table-cell>
          <table:table-cell table:style-name="ce1"/>
          <table:table-cell table:style-name="ce14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Натяжитель ремня в столе</text:p>
          </table:table-cell>
          <table:table-cell table:style-name="ce1"/>
          <table:table-cell table:style-name="ce14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Крепление вентилятора</text:p>
          </table:table-cell>
          <table:table-cell table:style-name="ce1"/>
          <table:table-cell table:style-name="ce14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1" table:formula="of:=SUM([.B141:.B152])" office:value-type="float" office:value="57" calcext:value-type="float">
            <text:p>57</text:p>
          </table:table-cell>
          <table:table-cell table:style-name="ce1" office:value-type="string" calcext:value-type="string">
            <text:p>Итого</text:p>
          </table:table-cell>
          <table:table-cell table:style-name="ce1"/>
          <table:table-cell table:style-name="ce12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Шайбы M3: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рижим крышечки в головке экструдера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Крепление направляющих X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Крепление ножек к площадке стола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Крепление держателя концевых переключателей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Крепление ремня Y к столу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Крепление каретки XZ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Натяжитель ремня в столе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1" table:formula="of:=SUM([.B156:.B162])" office:value-type="float" office:value="43" calcext:value-type="float">
            <text:p>43</text:p>
          </table:table-cell>
          <table:table-cell table:style-name="ce1" office:value-type="string" calcext:value-type="string">
            <text:p>Итого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Винты М2х12: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Крепление концевых переключателей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Гайки M2: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Крепление концевых переключателей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1017"/>
        </table:table-row>
        <table:table-row table:style-name="ro1" table:number-rows-repeated="104840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2">
        <table:table-column table:style-name="co6" table:number-columns-repeated="257" table:default-cell-style-name="ce19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3" table:style-name="ta3">
        <table:table-column table:style-name="co6" table:number-columns-repeated="257" table:default-cell-style-name="ce19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.00.0000</text:date>, <text:time style:data-style-name="N2" text:time-value="01:37:24.52566067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20T15:11:28</meta:creation-date>
    <dc:date>2015-07-23T02:18:57.925777384</dc:date>
    <meta:editing-cycles>61</meta:editing-cycles>
    <meta:editing-duration>PT2H59M7S</meta:editing-duration>
    <meta:generator>LibreOffice/4.2.8.2$Linux_X86_64 LibreOffice_project/420m0$Build-2</meta:generator>
    <meta:print-date>2015-06-15T12:27:44.306218204</meta:print-date>
    <meta:document-statistic meta:table-count="3" meta:cell-count="339" meta:object-count="0"/>
  </office:meta>
</office:document-meta>
</file>